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FFEEDD0F.svm" manifest:media-type="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3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3543in" svg:y="7.6724in">
            <draw:object draw:notify-on-update-of-ranges="Sheet1.F24:Sheet1.F40 Sheet1.H24:Sheet1.H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4205in" svg:y="7.8528in">
            <draw:object draw:notify-on-update-of-ranges="Sheet1.D5:Sheet1.D20 Sheet1.B42:Sheet1.B42 Sheet1.E5:Sheet1.E20 Sheet1.D5:Sheet1.D20 Sheet1.C42:Sheet1.C42 Sheet1.J5:Sheet1.J20 Sheet1.D5:Sheet1.D20 Sheet1.D42:Sheet1.D42 Sheet1.O5:Sheet1.O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5" table:number-rows-spanned="1">
            <text:p>run2</text:p>
          </table:table-cell>
          <table:covered-table-cell table:number-columns-repeated="4"/>
          <table:table-cell/>
          <table:table-cell table:style-name="ce1" office:value-type="string" calcext:value-type="string" table:number-columns-spanned="4" table:number-rows-spanned="1">
            <text:p>run3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un4</text:p>
          </table:table-cell>
          <table:covered-table-cell table:number-columns-repeated="3"/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nb of fil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table:number-columns-repeated="4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3" office:value-type="float" office:value="14960" calcext:value-type="float">
            <text:p>14960</text:p>
          </table:table-cell>
          <table:table-cell office:value-type="float" office:value="14554" calcext:value-type="float">
            <text:p>14554</text:p>
          </table:table-cell>
          <table:table-cell office:value-type="float" office:value="0" calcext:value-type="float">
            <text:p>0</text:p>
          </table:table-cell>
          <table:table-cell table:formula="of:=-LN([.B5]/[.C5])" office:value-type="float" office:value="-0.0275141026214365" calcext:value-type="float">
            <text:p>-0.0275141026</text:p>
          </table:table-cell>
          <table:table-cell office:value-type="float" office:value="23.72" calcext:value-type="float">
            <text:p>23.72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14990" calcext:value-type="float">
            <text:p>14990</text:p>
          </table:table-cell>
          <table:table-cell office:value-type="float" office:value="14986" calcext:value-type="float">
            <text:p>14986</text:p>
          </table:table-cell>
          <table:table-cell table:formula="of:=-LN([.H5]/[.I5])" office:value-type="float" office:value="-0.000266880172387302" calcext:value-type="float">
            <text:p>-0.0002668802</text:p>
          </table:table-cell>
          <table:table-cell office:value-type="float" office:value="23.48" calcext:value-type="float">
            <text:p>23.48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14986" calcext:value-type="float">
            <text:p>14986</text:p>
          </table:table-cell>
          <table:table-cell office:value-type="float" office:value="14979" calcext:value-type="float">
            <text:p>14979</text:p>
          </table:table-cell>
          <table:table-cell table:formula="of:=-LN([.M5]/[.N5])" office:value-type="float" office:value="-0.000467211755536984" calcext:value-type="float">
            <text:p>-0.0004672118</text:p>
          </table:table-cell>
          <table:table-cell office:value-type="float" office:value="23.41" calcext:value-type="float">
            <text:p>23.41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3" office:value-type="float" office:value="9865" calcext:value-type="float">
            <text:p>9865</text:p>
          </table:table-cell>
          <table:table-cell office:value-type="float" office:value="9581" calcext:value-type="float">
            <text:p>9581</text:p>
          </table:table-cell>
          <table:table-cell office:value-type="float" office:value="0.1" calcext:value-type="float">
            <text:p>0.1</text:p>
          </table:table-cell>
          <table:table-cell table:formula="of:=-LN([.B6]/[.C6])" office:value-type="float" office:value="-0.0292111688058424" calcext:value-type="float">
            <text:p>-0.0292111688</text:p>
          </table:table-cell>
          <table:table-cell office:value-type="float" office:value="23.66" calcext:value-type="float">
            <text:p>23.66</text:p>
          </table:table-cell>
          <table:table-cell office:value-type="float" office:value="660" calcext:value-type="float">
            <text:p>660</text:p>
          </table:table-cell>
          <table:table-cell office:value-type="float" office:value="7329" calcext:value-type="float">
            <text:p>7329</text:p>
          </table:table-cell>
          <table:table-cell office:value-type="float" office:value="10963" calcext:value-type="float">
            <text:p>10963</text:p>
          </table:table-cell>
          <table:table-cell table:formula="of:=-LN([.H6]/[.I6])" office:value-type="float" office:value="0.40268688574869" calcext:value-type="float">
            <text:p>0.4026868857</text:p>
          </table:table-cell>
          <table:table-cell office:value-type="float" office:value="23.47" calcext:value-type="float">
            <text:p>23.47</text:p>
          </table:table-cell>
          <table:table-cell office:value-type="float" office:value="682" calcext:value-type="float">
            <text:p>682</text:p>
          </table:table-cell>
          <table:table-cell table:style-name="ce3" office:value-type="float" office:value="3563" calcext:value-type="float">
            <text:p>3563</text:p>
          </table:table-cell>
          <table:table-cell office:value-type="float" office:value="10666" calcext:value-type="float">
            <text:p>10666</text:p>
          </table:table-cell>
          <table:table-cell table:formula="of:=-LN([.M6]/[.N6])" office:value-type="float" office:value="1.09645822555471" calcext:value-type="float">
            <text:p>1.0964582256</text:p>
          </table:table-cell>
          <table:table-cell office:value-type="float" office:value="23.4" calcext:value-type="float">
            <text:p>23.4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5544" calcext:value-type="float">
            <text:p>5544</text:p>
          </table:table-cell>
          <table:table-cell office:value-type="float" office:value="9010" calcext:value-type="float">
            <text:p>9010</text:p>
          </table:table-cell>
          <table:table-cell office:value-type="float" office:value="0.2" calcext:value-type="float">
            <text:p>0.2</text:p>
          </table:table-cell>
          <table:table-cell table:formula="of:=-LN([.B7]/[.C7])" office:value-type="float" office:value="0.485618809732644" calcext:value-type="float">
            <text:p>0.4856188097</text:p>
          </table:table-cell>
          <table:table-cell office:value-type="float" office:value="23.64" calcext:value-type="float">
            <text:p>23.64</text:p>
          </table:table-cell>
          <table:table-cell office:value-type="float" office:value="661" calcext:value-type="float">
            <text:p>661</text:p>
          </table:table-cell>
          <table:table-cell table:style-name="ce3" office:value-type="float" office:value="4070" calcext:value-type="float">
            <text:p>4070</text:p>
          </table:table-cell>
          <table:table-cell office:value-type="float" office:value="9261" calcext:value-type="float">
            <text:p>9261</text:p>
          </table:table-cell>
          <table:table-cell table:formula="of:=-LN([.H7]/[.I7])" office:value-type="float" office:value="0.822169034733628" calcext:value-type="float">
            <text:p>0.8221690347</text:p>
          </table:table-cell>
          <table:table-cell office:value-type="float" office:value="23.47" calcext:value-type="float">
            <text:p>23.47</text:p>
          </table:table-cell>
          <table:table-cell office:value-type="float" office:value="683" calcext:value-type="float">
            <text:p>683</text:p>
          </table:table-cell>
          <table:table-cell office:value-type="float" office:value="3464" calcext:value-type="float">
            <text:p>3464</text:p>
          </table:table-cell>
          <table:table-cell office:value-type="float" office:value="10420" calcext:value-type="float">
            <text:p>10420</text:p>
          </table:table-cell>
          <table:table-cell table:formula="of:=-LN([.M7]/[.N7])" office:value-type="float" office:value="1.10130304562503" calcext:value-type="float">
            <text:p>1.1013030456</text:p>
          </table:table-cell>
          <table:table-cell office:value-type="float" office:value="23.4" calcext:value-type="float">
            <text:p>23.4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3" office:value-type="float" office:value="3398" calcext:value-type="float">
            <text:p>3398</text:p>
          </table:table-cell>
          <table:table-cell office:value-type="float" office:value="8970" calcext:value-type="float">
            <text:p>8970</text:p>
          </table:table-cell>
          <table:table-cell office:value-type="float" office:value="0.3" calcext:value-type="float">
            <text:p>0.3</text:p>
          </table:table-cell>
          <table:table-cell table:formula="of:=-LN([.B8]/[.C8])" office:value-type="float" office:value="0.970698652820964" calcext:value-type="float">
            <text:p>0.9706986528</text:p>
          </table:table-cell>
          <table:table-cell office:value-type="float" office:value="23.62" calcext:value-type="float">
            <text:p>23.62</text:p>
          </table:table-cell>
          <table:table-cell office:value-type="float" office:value="663" calcext:value-type="float">
            <text:p>663</text:p>
          </table:table-cell>
          <table:table-cell table:style-name="ce3" office:value-type="float" office:value="2244" calcext:value-type="float">
            <text:p>2244</text:p>
          </table:table-cell>
          <table:table-cell office:value-type="float" office:value="8871" calcext:value-type="float">
            <text:p>8871</text:p>
          </table:table-cell>
          <table:table-cell table:formula="of:=-LN([.H8]/[.I8])" office:value-type="float" office:value="1.374527541878" calcext:value-type="float">
            <text:p>1.3745275419</text:p>
          </table:table-cell>
          <table:table-cell office:value-type="float" office:value="23.46" calcext:value-type="float">
            <text:p>23.46</text:p>
          </table:table-cell>
          <table:table-cell office:value-type="float" office:value="684" calcext:value-type="float">
            <text:p>684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10408" calcext:value-type="float">
            <text:p>10408</text:p>
          </table:table-cell>
          <table:table-cell table:formula="of:=-LN([.M8]/[.N8])" office:value-type="float" office:value="1.64493765537741" calcext:value-type="float">
            <text:p>1.6449376554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3" office:value-type="float" office:value="1982" calcext:value-type="float">
            <text:p>1982</text:p>
          </table:table-cell>
          <table:table-cell office:value-type="float" office:value="9545" calcext:value-type="float">
            <text:p>9545</text:p>
          </table:table-cell>
          <table:table-cell office:value-type="float" office:value="0.4" calcext:value-type="float">
            <text:p>0.4</text:p>
          </table:table-cell>
          <table:table-cell table:formula="of:=-LN([.B9]/[.C9])" office:value-type="float" office:value="1.57191102126991" calcext:value-type="float">
            <text:p>1.5719110213</text:p>
          </table:table-cell>
          <table:table-cell office:value-type="float" office:value="23.58" calcext:value-type="float">
            <text:p>23.58</text:p>
          </table:table-cell>
          <table:table-cell office:value-type="float" office:value="664" calcext:value-type="float">
            <text:p>664</text:p>
          </table:table-cell>
          <table:table-cell table:style-name="ce3" office:value-type="float" office:value="1316" calcext:value-type="float">
            <text:p>1316</text:p>
          </table:table-cell>
          <table:table-cell office:value-type="float" office:value="8847" calcext:value-type="float">
            <text:p>8847</text:p>
          </table:table-cell>
          <table:table-cell table:formula="of:=-LN([.H9]/[.I9])" office:value-type="float" office:value="1.90548158559812" calcext:value-type="float">
            <text:p>1.9054815856</text:p>
          </table:table-cell>
          <table:table-cell office:value-type="float" office:value="23.46" calcext:value-type="float">
            <text:p>23.46</text:p>
          </table:table-cell>
          <table:table-cell office:value-type="float" office:value="686" calcext:value-type="float">
            <text:p>686</text:p>
          </table:table-cell>
          <table:table-cell table:style-name="ce3" office:value-type="float" office:value="1060" calcext:value-type="float">
            <text:p>1060</text:p>
          </table:table-cell>
          <table:table-cell office:value-type="float" office:value="9261" calcext:value-type="float">
            <text:p>9261</text:p>
          </table:table-cell>
          <table:table-cell table:formula="of:=-LN([.M9]/[.N9])" office:value-type="float" office:value="2.16754312606416" calcext:value-type="float">
            <text:p>2.1675431261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3" office:value-type="float" office:value="1201" calcext:value-type="float">
            <text:p>1201</text:p>
          </table:table-cell>
          <table:table-cell office:value-type="float" office:value="8331" calcext:value-type="float">
            <text:p>8331</text:p>
          </table:table-cell>
          <table:table-cell office:value-type="float" office:value="0.5" calcext:value-type="float">
            <text:p>0.5</text:p>
          </table:table-cell>
          <table:table-cell table:formula="of:=-LN([.B10]/[.C10])" office:value-type="float" office:value="1.93682895389493" calcext:value-type="float">
            <text:p>1.9368289539</text:p>
          </table:table-cell>
          <table:table-cell office:value-type="float" office:value="23.56" calcext:value-type="float">
            <text:p>23.56</text:p>
          </table:table-cell>
          <table:table-cell office:value-type="float" office:value="665" calcext:value-type="float">
            <text:p>665</text:p>
          </table:table-cell>
          <table:table-cell table:style-name="ce3" office:value-type="float" office:value="757" calcext:value-type="float">
            <text:p>757</text:p>
          </table:table-cell>
          <table:table-cell office:value-type="float" office:value="7788" calcext:value-type="float">
            <text:p>7788</text:p>
          </table:table-cell>
          <table:table-cell table:formula="of:=-LN([.H10]/[.I10])" office:value-type="float" office:value="2.33097611305464" calcext:value-type="float">
            <text:p>2.3309761131</text:p>
          </table:table-cell>
          <table:table-cell office:value-type="float" office:value="23.45" calcext:value-type="float">
            <text:p>23.45</text:p>
          </table:table-cell>
          <table:table-cell office:value-type="float" office:value="687" calcext:value-type="float">
            <text:p>687</text:p>
          </table:table-cell>
          <table:table-cell table:style-name="ce3" office:value-type="float" office:value="673" calcext:value-type="float">
            <text:p>673</text:p>
          </table:table-cell>
          <table:table-cell office:value-type="float" office:value="8256" calcext:value-type="float">
            <text:p>8256</text:p>
          </table:table-cell>
          <table:table-cell table:formula="of:=-LN([.M10]/[.N10])" office:value-type="float" office:value="2.50695015807662" calcext:value-type="float">
            <text:p>2.5069501581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3" office:value-type="float" office:value="893" calcext:value-type="float">
            <text:p>893</text:p>
          </table:table-cell>
          <table:table-cell office:value-type="float" office:value="6559" calcext:value-type="float">
            <text:p>6559</text:p>
          </table:table-cell>
          <table:table-cell office:value-type="float" office:value="0.6" calcext:value-type="float">
            <text:p>0.6</text:p>
          </table:table-cell>
          <table:table-cell table:formula="of:=-LN([.B11]/[.C11])" office:value-type="float" office:value="1.99400685041724" calcext:value-type="float">
            <text:p>1.9940068504</text:p>
          </table:table-cell>
          <table:table-cell office:value-type="float" office:value="23.54" calcext:value-type="float">
            <text:p>23.54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512" calcext:value-type="float">
            <text:p>512</text:p>
          </table:table-cell>
          <table:table-cell office:value-type="float" office:value="6368" calcext:value-type="float">
            <text:p>6368</text:p>
          </table:table-cell>
          <table:table-cell table:formula="of:=-LN([.H11]/[.I11])" office:value-type="float" office:value="2.52071610248471" calcext:value-type="float">
            <text:p>2.5207161025</text:p>
          </table:table-cell>
          <table:table-cell office:value-type="float" office:value="23.45" calcext:value-type="float">
            <text:p>23.45</text:p>
          </table:table-cell>
          <table:table-cell office:value-type="float" office:value="688" calcext:value-type="float">
            <text:p>688</text:p>
          </table:table-cell>
          <table:table-cell table:style-name="ce3" office:value-type="float" office:value="405" calcext:value-type="float">
            <text:p>405</text:p>
          </table:table-cell>
          <table:table-cell office:value-type="float" office:value="7591" calcext:value-type="float">
            <text:p>7591</text:p>
          </table:table-cell>
          <table:table-cell table:formula="of:=-LN([.M11]/[.N11])" office:value-type="float" office:value="2.93083154691023" calcext:value-type="float">
            <text:p>2.9308315469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3" office:value-type="float" office:value="531" calcext:value-type="float">
            <text:p>531</text:p>
          </table:table-cell>
          <table:table-cell office:value-type="float" office:value="7224" calcext:value-type="float">
            <text:p>7224</text:p>
          </table:table-cell>
          <table:table-cell office:value-type="float" office:value="0.7" calcext:value-type="float">
            <text:p>0.7</text:p>
          </table:table-cell>
          <table:table-cell table:formula="of:=-LN([.B12]/[.C12])" office:value-type="float" office:value="2.61040207385488" calcext:value-type="float">
            <text:p>2.6104020739</text:p>
          </table:table-cell>
          <table:table-cell office:value-type="float" office:value="23.53" calcext:value-type="float">
            <text:p>23.53</text:p>
          </table:table-cell>
          <table:table-cell office:value-type="float" office:value="668" calcext:value-type="float">
            <text:p>668</text:p>
          </table:table-cell>
          <table:table-cell table:style-name="ce3" office:value-type="float" office:value="318" calcext:value-type="float">
            <text:p>318</text:p>
          </table:table-cell>
          <table:table-cell office:value-type="float" office:value="5098" calcext:value-type="float">
            <text:p>5098</text:p>
          </table:table-cell>
          <table:table-cell table:formula="of:=-LN([.H12]/[.I12])" office:value-type="float" office:value="2.77455220215588" calcext:value-type="float">
            <text:p>2.7745522022</text:p>
          </table:table-cell>
          <table:table-cell office:value-type="float" office:value="23.45" calcext:value-type="float">
            <text:p>23.45</text:p>
          </table:table-cell>
          <table:table-cell office:value-type="float" office:value="690" calcext:value-type="float">
            <text:p>690</text:p>
          </table:table-cell>
          <table:table-cell office:value-type="float" office:value="281" calcext:value-type="float">
            <text:p>281</text:p>
          </table:table-cell>
          <table:table-cell office:value-type="float" office:value="7114" calcext:value-type="float">
            <text:p>7114</text:p>
          </table:table-cell>
          <table:table-cell table:formula="of:=-LN([.B37]/[.C37])" office:value-type="float" office:value="2.54344315224057" calcext:value-type="float">
            <text:p>2.5434431522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3" office:value-type="float" office:value="335" calcext:value-type="float">
            <text:p>335</text:p>
          </table:table-cell>
          <table:table-cell office:value-type="float" office:value="6467" calcext:value-type="float">
            <text:p>6467</text:p>
          </table:table-cell>
          <table:table-cell office:value-type="float" office:value="0.8" calcext:value-type="float">
            <text:p>0.8</text:p>
          </table:table-cell>
          <table:table-cell table:formula="of:=-LN([.B13]/[.C13])" office:value-type="float" office:value="2.96033706962153" calcext:value-type="float">
            <text:p>2.9603370696</text:p>
          </table:table-cell>
          <table:table-cell office:value-type="float" office:value="23.52" calcext:value-type="float">
            <text:p>23.52</text:p>
          </table:table-cell>
          <table:table-cell office:value-type="float" office:value="669" calcext:value-type="float">
            <text:p>669</text:p>
          </table:table-cell>
          <table:table-cell table:style-name="ce3" office:value-type="float" office:value="221" calcext:value-type="float">
            <text:p>221</text:p>
          </table:table-cell>
          <table:table-cell office:value-type="float" office:value="4156" calcext:value-type="float">
            <text:p>4156</text:p>
          </table:table-cell>
          <table:table-cell table:formula="of:=-LN([.H13]/[.I13])" office:value-type="float" office:value="2.93414565070137" calcext:value-type="float">
            <text:p>2.9341456507</text:p>
          </table:table-cell>
          <table:table-cell office:value-type="float" office:value="23.44" calcext:value-type="float">
            <text:p>23.44</text:p>
          </table:table-cell>
          <table:table-cell office:value-type="float" office:value="691" calcext:value-type="float">
            <text:p>691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6075" calcext:value-type="float">
            <text:p>6075</text:p>
          </table:table-cell>
          <table:table-cell table:formula="of:=-LN([.M13]/[.N13])" office:value-type="float" office:value="3.50245111536733" calcext:value-type="float">
            <text:p>3.5024511154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3" office:value-type="float" office:value="248" calcext:value-type="float">
            <text:p>248</text:p>
          </table:table-cell>
          <table:table-cell office:value-type="float" office:value="5867" calcext:value-type="float">
            <text:p>5867</text:p>
          </table:table-cell>
          <table:table-cell office:value-type="float" office:value="0.9" calcext:value-type="float">
            <text:p>0.9</text:p>
          </table:table-cell>
          <table:table-cell table:formula="of:=-LN([.B14]/[.C14])" office:value-type="float" office:value="3.16366996276088" calcext:value-type="float">
            <text:p>3.1636699628</text:p>
          </table:table-cell>
          <table:table-cell office:value-type="float" office:value="23.52" calcext:value-type="float">
            <text:p>23.52</text:p>
          </table:table-cell>
          <table:table-cell office:value-type="float" office:value="671" calcext:value-type="float">
            <text:p>671</text:p>
          </table:table-cell>
          <table:table-cell table:style-name="ce3" office:value-type="float" office:value="134" calcext:value-type="float">
            <text:p>134</text:p>
          </table:table-cell>
          <table:table-cell office:value-type="float" office:value="5665" calcext:value-type="float">
            <text:p>5665</text:p>
          </table:table-cell>
          <table:table-cell table:formula="of:=-LN([.H14]/[.I14])" office:value-type="float" office:value="3.7442223735112" calcext:value-type="float">
            <text:p>3.7442223735</text:p>
          </table:table-cell>
          <table:table-cell office:value-type="float" office:value="23.44" calcext:value-type="float">
            <text:p>23.44</text:p>
          </table:table-cell>
          <table:table-cell office:value-type="float" office:value="692" calcext:value-type="float">
            <text:p>692</text:p>
          </table:table-cell>
          <table:table-cell table:style-name="ce3" office:value-type="float" office:value="106" calcext:value-type="float">
            <text:p>106</text:p>
          </table:table-cell>
          <table:table-cell office:value-type="float" office:value="5897" calcext:value-type="float">
            <text:p>5897</text:p>
          </table:table-cell>
          <table:table-cell table:formula="of:=-LN([.M14]/[.N14])" office:value-type="float" office:value="4.01875993188844" calcext:value-type="float">
            <text:p>4.0187599319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3" office:value-type="float" office:value="182" calcext:value-type="float">
            <text:p>182</text:p>
          </table:table-cell>
          <table:table-cell office:value-type="float" office:value="4491" calcext:value-type="float">
            <text:p>4491</text:p>
          </table:table-cell>
          <table:table-cell office:value-type="float" office:value="1" calcext:value-type="float">
            <text:p>1</text:p>
          </table:table-cell>
          <table:table-cell table:formula="of:=-LN([.B15]/[.C15])" office:value-type="float" office:value="3.20582398601094" calcext:value-type="float">
            <text:p>3.205823986</text:p>
          </table:table-cell>
          <table:table-cell office:value-type="float" office:value="23.51" calcext:value-type="float">
            <text:p>23.51</text:p>
          </table:table-cell>
          <table:table-cell office:value-type="float" office:value="672" calcext:value-type="float">
            <text:p>672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5506" calcext:value-type="float">
            <text:p>5506</text:p>
          </table:table-cell>
          <table:table-cell table:formula="of:=-LN([.H15]/[.I15])" office:value-type="float" office:value="4.09180510865351" calcext:value-type="float">
            <text:p>4.0918051087</text:p>
          </table:table-cell>
          <table:table-cell office:value-type="float" office:value="23.44" calcext:value-type="float">
            <text:p>23.44</text:p>
          </table:table-cell>
          <table:table-cell office:value-type="float" office:value="694" calcext:value-type="float">
            <text:p>694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4007" calcext:value-type="float">
            <text:p>4007</text:p>
          </table:table-cell>
          <table:table-cell table:formula="of:=-LN([.M15]/[.N15])" office:value-type="float" office:value="4.01913199162009" calcext:value-type="float">
            <text:p>4.0191319916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5419" calcext:value-type="float">
            <text:p>5419</text:p>
          </table:table-cell>
          <table:table-cell office:value-type="float" office:value="1.1" calcext:value-type="float">
            <text:p>1.1</text:p>
          </table:table-cell>
          <table:table-cell table:formula="of:=-LN([.B16]/[.C16])" office:value-type="float" office:value="3.75347948910752" calcext:value-type="float">
            <text:p>3.7534794891</text:p>
          </table:table-cell>
          <table:table-cell office:value-type="float" office:value="23.5" calcext:value-type="float">
            <text:p>23.5</text:p>
          </table:table-cell>
          <table:table-cell office:value-type="float" office:value="673" calcext:value-type="float">
            <text:p>673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5764" calcext:value-type="float">
            <text:p>5764</text:p>
          </table:table-cell>
          <table:table-cell table:formula="of:=-LN([.H16]/[.I16])" office:value-type="float" office:value="4.02465796888978" calcext:value-type="float">
            <text:p>4.0246579689</text:p>
          </table:table-cell>
          <table:table-cell office:value-type="float" office:value="23.44" calcext:value-type="float">
            <text:p>23.4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4042" calcext:value-type="float">
            <text:p>4042</text:p>
          </table:table-cell>
          <table:table-cell table:formula="of:=-LN([.M16]/[.N16])" office:value-type="float" office:value="4.54329478227" calcext:value-type="float">
            <text:p>4.5432947823</text:p>
          </table:table-cell>
          <table:table-cell table:style-name="ce4"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92" calcext:value-type="float">
            <text:p>92</text:p>
          </table:table-cell>
          <table:table-cell office:value-type="float" office:value="4111" calcext:value-type="float">
            <text:p>4111</text:p>
          </table:table-cell>
          <table:table-cell office:value-type="float" office:value="1.2" calcext:value-type="float">
            <text:p>1.2</text:p>
          </table:table-cell>
          <table:table-cell table:formula="of:=-LN([.B17]/[.C17])" office:value-type="float" office:value="3.79963300984884" calcext:value-type="float">
            <text:p>3.7996330098</text:p>
          </table:table-cell>
          <table:table-cell office:value-type="float" office:value="23.5" calcext:value-type="float">
            <text:p>23.5</text:p>
          </table:table-cell>
          <table:table-cell office:value-type="float" office:value="675" calcext:value-type="float">
            <text:p>675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4627" calcext:value-type="float">
            <text:p>4627</text:p>
          </table:table-cell>
          <table:table-cell table:formula="of:=-LN([.H17]/[.I17])" office:value-type="float" office:value="4.82874607626278" calcext:value-type="float">
            <text:p>4.8287460763</text:p>
          </table:table-cell>
          <table:table-cell office:value-type="float" office:value="23.44" calcext:value-type="float">
            <text:p>23.44</text:p>
          </table:table-cell>
          <table:table-cell office:value-type="float" office:value="696" calcext:value-type="float">
            <text:p>696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3825" calcext:value-type="float">
            <text:p>3825</text:p>
          </table:table-cell>
          <table:table-cell table:formula="of:=-LN([.M17]/[.N17])" office:value-type="float" office:value="4.58575210013099" calcext:value-type="float">
            <text:p>4.5857521001</text:p>
          </table:table-cell>
          <table:table-cell office:value-type="float" office:value="23.39" calcext:value-type="float">
            <text:p>23.3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1845" calcext:value-type="float">
            <text:p>1845</text:p>
          </table:table-cell>
          <table:table-cell office:value-type="float" office:value="1.3" calcext:value-type="float">
            <text:p>1.3</text:p>
          </table:table-cell>
          <table:table-cell table:formula="of:=-LN([.B18]/[.C18])" office:value-type="float" office:value="3.64903354556674" calcext:value-type="float">
            <text:p>3.6490335456</text:p>
          </table:table-cell>
          <table:table-cell office:value-type="float" office:value="23.49" calcext:value-type="float">
            <text:p>23.49</text:p>
          </table:table-cell>
          <table:table-cell office:value-type="float" office:value="676" calcext:value-type="float">
            <text:p>676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3285" calcext:value-type="float">
            <text:p>3285</text:p>
          </table:table-cell>
          <table:table-cell table:formula="of:=-LN([.H18]/[.I18])" office:value-type="float" office:value="4.57076140630255" calcext:value-type="float">
            <text:p>4.5707614063</text:p>
          </table:table-cell>
          <table:table-cell office:value-type="float" office:value="23.43" calcext:value-type="float">
            <text:p>23.43</text:p>
          </table:table-cell>
          <table:table-cell office:value-type="float" office:value="698" calcext:value-type="float">
            <text:p>698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4120" calcext:value-type="float">
            <text:p>4120</text:p>
          </table:table-cell>
          <table:table-cell table:formula="of:=-LN([.M18]/[.N18])" office:value-type="float" office:value="4.88962123785843" calcext:value-type="float">
            <text:p>4.8896212379</text:p>
          </table:table-cell>
          <table:table-cell office:value-type="float" office:value="23.38" calcext:value-type="float">
            <text:p>23.38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860" calcext:value-type="float">
            <text:p>3860</text:p>
          </table:table-cell>
          <table:table-cell office:value-type="float" office:value="1.4" calcext:value-type="float">
            <text:p>1.4</text:p>
          </table:table-cell>
          <table:table-cell table:formula="of:=-LN([.B19]/[.C19])" office:value-type="float" office:value="4.56954300834494" calcext:value-type="float">
            <text:p>4.5695430083</text:p>
          </table:table-cell>
          <table:table-cell office:value-type="float" office:value="23.49" calcext:value-type="float">
            <text:p>23.49</text:p>
          </table:table-cell>
          <table:table-cell office:value-type="float" office:value="677" calcext:value-type="float">
            <text:p>677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710" calcext:value-type="float">
            <text:p>2710</text:p>
          </table:table-cell>
          <table:table-cell table:formula="of:=-LN([.H19]/[.I19])" office:value-type="float" office:value="5.01433215597758" calcext:value-type="float">
            <text:p>5.014332156</text:p>
          </table:table-cell>
          <table:table-cell office:value-type="float" office:value="23.42" calcext:value-type="float">
            <text:p>23.42</text:p>
          </table:table-cell>
          <table:table-cell office:value-type="float" office:value="699" calcext:value-type="float">
            <text:p>699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3942" calcext:value-type="float">
            <text:p>3942</text:p>
          </table:table-cell>
          <table:table-cell table:formula="of:=-LN([.M19]/[.N19])" office:value-type="float" office:value="4.94723897753746" calcext:value-type="float">
            <text:p>4.9472389775</text:p>
          </table:table-cell>
          <table:table-cell office:value-type="float" office:value="23.38" calcext:value-type="float">
            <text:p>23.38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3822" calcext:value-type="float">
            <text:p>3822</text:p>
          </table:table-cell>
          <table:table-cell office:value-type="float" office:value="1.5" calcext:value-type="float">
            <text:p>1.5</text:p>
          </table:table-cell>
          <table:table-cell table:formula="of:=-LN([.B20]/[.C20])" office:value-type="float" office:value="4.81454192031507" calcext:value-type="float">
            <text:p>4.8145419203</text:p>
          </table:table-cell>
          <table:table-cell office:value-type="float" office:value="23.49" calcext:value-type="float">
            <text:p>23.49</text:p>
          </table:table-cell>
          <table:table-cell office:value-type="float" office:value="679" calcext:value-type="float">
            <text:p>679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table:formula="of:=-LN([.H20]/[.I20])" office:value-type="float" office:value="5.15723876828813" calcext:value-type="float">
            <text:p>5.1572387683</text:p>
          </table:table-cell>
          <table:table-cell office:value-type="float" office:value="23.41" calcext:value-type="float">
            <text:p>23.41</text:p>
          </table:table-cell>
          <table:table-cell office:value-type="float" office:value="700" calcext:value-type="float">
            <text:p>700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3102" calcext:value-type="float">
            <text:p>3102</text:p>
          </table:table-cell>
          <table:table-cell table:formula="of:=-LN([.M20]/[.N20])" office:value-type="float" office:value="5.47485298627495" calcext:value-type="float">
            <text:p>5.4748529863</text:p>
          </table:table-cell>
          <table:table-cell office:value-type="float" office:value="23.38" calcext:value-type="float">
            <text:p>23.38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16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le</text:p>
          </table:table-cell>
          <table:table-cell table:number-columns-repeated="13"/>
        </table:table-row>
        <table:table-row table:style-name="ro1">
          <table:table-cell table:style-name="ce2" office:value-type="time" office:time-value="PT10H12M00S" calcext:value-type="time">
            <text:p>10:12:00 AM</text:p>
          </table:table-cell>
          <table:table-cell office:value-type="float" office:value="1905" calcext:value-type="float">
            <text:p>1905</text:p>
          </table:table-cell>
          <table:table-cell office:value-type="float" office:value="7886" calcext:value-type="float">
            <text:p>7886</text:p>
          </table:table-cell>
          <table:table-cell table:formula="of:=LN([.C24]/[.B24])" office:value-type="float" office:value="1.42060702687677" calcext:value-type="float">
            <text:p>1.4206070269</text:p>
          </table:table-cell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2060702687677" calcext:value-type="float">
            <text:p>1.4206070269</text:p>
          </table:table-cell>
          <table:table-cell office:value-type="float" office:value="637" calcext:value-type="float">
            <text:p>637</text:p>
          </table:table-cell>
          <table:table-cell table:number-columns-repeated="11"/>
        </table:table-row>
        <table:table-row table:style-name="ro1">
          <table:table-cell table:style-name="ce2" office:value-type="time" office:time-value="PT10H27M00S" calcext:value-type="time">
            <text:p>10:27:00 AM</text:p>
          </table:table-cell>
          <table:table-cell office:value-type="float" office:value="1284" calcext:value-type="float">
            <text:p>1284</text:p>
          </table:table-cell>
          <table:table-cell office:value-type="float" office:value="8465" calcext:value-type="float">
            <text:p>8465</text:p>
          </table:table-cell>
          <table:table-cell table:formula="of:=LN([.C25]/[.B25])" office:value-type="float" office:value="1.88595981031733" calcext:value-type="float">
            <text:p>1.8859598103</text:p>
          </table:table-cell>
          <table:table-cell office:value-type="float" office:value="23.59" calcext:value-type="float">
            <text:p>23.5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88595981031733" calcext:value-type="float">
            <text:p>1.8859598103</text:p>
          </table:table-cell>
          <table:table-cell office:value-type="float" office:value="642" calcext:value-type="float">
            <text:p>642</text:p>
          </table:table-cell>
          <table:table-cell table:number-columns-repeated="11"/>
        </table:table-row>
        <table:table-row table:style-name="ro1">
          <table:table-cell table:style-name="ce2" office:value-type="time" office:time-value="PT10H42M00S" calcext:value-type="time">
            <text:p>10:42:00 AM</text:p>
          </table:table-cell>
          <table:table-cell office:value-type="float" office:value="1098" calcext:value-type="float">
            <text:p>1098</text:p>
          </table:table-cell>
          <table:table-cell office:value-type="float" office:value="8439" calcext:value-type="float">
            <text:p>8439</text:p>
          </table:table-cell>
          <table:table-cell table:formula="of:=LN([.C26]/[.B26])" office:value-type="float" office:value="2.03937347508849" calcext:value-type="float">
            <text:p>2.0393734751</text:p>
          </table:table-cell>
          <table:table-cell office:value-type="float" office:value="23.53" calcext:value-type="float">
            <text:p>23.5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.03937347508849" calcext:value-type="float">
            <text:p>2.0393734751</text:p>
          </table:table-cell>
          <table:table-cell office:value-type="float" office:value="646" calcext:value-type="float">
            <text:p>646</text:p>
          </table:table-cell>
          <table:table-cell table:number-columns-repeated="11"/>
        </table:table-row>
        <table:table-row table:style-name="ro1">
          <table:table-cell table:style-name="ce2" office:value-type="time" office:time-value="PT10H57M00S" calcext:value-type="time">
            <text:p>10:57:00 AM</text:p>
          </table:table-cell>
          <table:table-cell office:value-type="float" office:value="988" calcext:value-type="float">
            <text:p>988</text:p>
          </table:table-cell>
          <table:table-cell office:value-type="float" office:value="7406" calcext:value-type="float">
            <text:p>7406</text:p>
          </table:table-cell>
          <table:table-cell table:formula="of:=LN([.C27]/[.B27])" office:value-type="float" office:value="2.01436306372569" calcext:value-type="float">
            <text:p>2.0143630637</text:p>
          </table:table-cell>
          <table:table-cell office:value-type="float" office:value="23.52" calcext:value-type="float">
            <text:p>23.5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.01436306372569" calcext:value-type="float">
            <text:p>2.0143630637</text:p>
          </table:table-cell>
          <table:table-cell office:value-type="float" office:value="650" calcext:value-type="float">
            <text:p>650</text:p>
          </table:table-cell>
          <table:table-cell table:number-columns-repeated="11"/>
        </table:table-row>
        <table:table-row table:style-name="ro1">
          <table:table-cell table:style-name="ce2" office:value-type="time" office:time-value="PT11H12M00S" calcext:value-type="time">
            <text:p>11:12:00 AM</text:p>
          </table:table-cell>
          <table:table-cell office:value-type="float" office:value="990" calcext:value-type="float">
            <text:p>990</text:p>
          </table:table-cell>
          <table:table-cell office:value-type="float" office:value="8597" calcext:value-type="float">
            <text:p>8597</text:p>
          </table:table-cell>
          <table:table-cell table:formula="of:=LN([.C17]/[.B17])" office:value-type="float" office:value="3.79963300984884" calcext:value-type="float">
            <text:p>3.7996330098</text:p>
          </table:table-cell>
          <table:table-cell office:value-type="float" office:value="23.5" calcext:value-type="float">
            <text:p>23.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.79963300984884" calcext:value-type="float">
            <text:p>3.7996330098</text:p>
          </table:table-cell>
          <table:table-cell office:value-type="float" office:value="654" calcext:value-type="float">
            <text:p>654</text:p>
          </table:table-cell>
          <table:table-cell table:number-columns-repeated="11"/>
        </table:table-row>
        <table:table-row table:style-name="ro1">
          <table:table-cell table:style-name="ce2" office:value-type="time" office:time-value="PT11H27M00S" calcext:value-type="time">
            <text:p>11:27:00 AM</text:p>
          </table:table-cell>
          <table:table-cell office:value-type="float" office:value="766" calcext:value-type="float">
            <text:p>766</text:p>
          </table:table-cell>
          <table:table-cell office:value-type="float" office:value="8734" calcext:value-type="float">
            <text:p>8734</text:p>
          </table:table-cell>
          <table:table-cell table:formula="of:=LN([.C29]/[.B29])" office:value-type="float" office:value="2.43379656430491" calcext:value-type="float">
            <text:p>2.4337965643</text:p>
          </table:table-cell>
          <table:table-cell office:value-type="float" office:value="23.48" calcext:value-type="float">
            <text:p>23.4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.43379656430491" calcext:value-type="float">
            <text:p>2.4337965643</text:p>
          </table:table-cell>
          <table:table-cell office:value-type="float" office:value="658" calcext:value-type="float">
            <text:p>658</text:p>
          </table:table-cell>
          <table:table-cell table:number-columns-repeated="11"/>
        </table:table-row>
        <table:table-row table:style-name="ro1">
          <table:table-cell table:style-name="ce2" office:value-type="time" office:time-value="PT11H42M00S" calcext:value-type="time">
            <text:p>11:42:00 AM</text:p>
          </table:table-cell>
          <table:table-cell office:value-type="float" office:value="852" calcext:value-type="float">
            <text:p>852</text:p>
          </table:table-cell>
          <table:table-cell office:value-type="float" office:value="8393" calcext:value-type="float">
            <text:p>8393</text:p>
          </table:table-cell>
          <table:table-cell table:formula="of:=LN([.C30]/[.B30])" office:value-type="float" office:value="2.28756677725351" calcext:value-type="float">
            <text:p>2.2875667773</text:p>
          </table:table-cell>
          <table:table-cell office:value-type="float" office:value="23.46" calcext:value-type="float">
            <text:p>23.46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.28756677725351" calcext:value-type="float">
            <text:p>2.2875667773</text:p>
          </table:table-cell>
          <table:table-cell office:value-type="float" office:value="662" calcext:value-type="float">
            <text:p>662</text:p>
          </table:table-cell>
          <table:table-cell table:number-columns-repeated="11"/>
        </table:table-row>
        <table:table-row table:style-name="ro1">
          <table:table-cell table:style-name="ce2" office:value-type="time" office:time-value="PT11H57M00S" calcext:value-type="time">
            <text:p>11:57:00 AM</text:p>
          </table:table-cell>
          <table:table-cell office:value-type="float" office:value="751" calcext:value-type="float">
            <text:p>751</text:p>
          </table:table-cell>
          <table:table-cell office:value-type="float" office:value="7454" calcext:value-type="float">
            <text:p>7454</text:p>
          </table:table-cell>
          <table:table-cell table:formula="of:=LN([.C31]/[.B31])" office:value-type="float" office:value="2.29510042827507" calcext:value-type="float">
            <text:p>2.2951004283</text:p>
          </table:table-cell>
          <table:table-cell office:value-type="float" office:value="23.45" calcext:value-type="float">
            <text:p>23.45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2.29510042827507" calcext:value-type="float">
            <text:p>2.2951004283</text:p>
          </table:table-cell>
          <table:table-cell office:value-type="float" office:value="666" calcext:value-type="float">
            <text:p>666</text:p>
          </table:table-cell>
          <table:table-cell table:number-columns-repeated="11"/>
        </table:table-row>
        <table:table-row table:style-name="ro1">
          <table:table-cell table:style-name="ce2" office:value-type="time" office:time-value="PT12H12M00S" calcext:value-type="time">
            <text:p>12:12:00 PM</text:p>
          </table:table-cell>
          <table:table-cell office:value-type="float" office:value="744" calcext:value-type="float">
            <text:p>744</text:p>
          </table:table-cell>
          <table:table-cell office:value-type="float" office:value="7465" calcext:value-type="float">
            <text:p>7465</text:p>
          </table:table-cell>
          <table:table-cell table:formula="of:=LN([.C32]/[.B32])" office:value-type="float" office:value="2.3059396751402" calcext:value-type="float">
            <text:p>2.3059396751</text:p>
          </table:table-cell>
          <table:table-cell office:value-type="float" office:value="23.44" calcext:value-type="float">
            <text:p>23.44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2.3059396751402" calcext:value-type="float">
            <text:p>2.3059396751</text:p>
          </table:table-cell>
          <table:table-cell office:value-type="float" office:value="670" calcext:value-type="float">
            <text:p>670</text:p>
          </table:table-cell>
          <table:table-cell table:number-columns-repeated="11"/>
        </table:table-row>
        <table:table-row table:style-name="ro1">
          <table:table-cell table:style-name="ce2" office:value-type="time" office:time-value="PT12H27M00S" calcext:value-type="time">
            <text:p>12:27:00 PM</text:p>
          </table:table-cell>
          <table:table-cell office:value-type="float" office:value="656" calcext:value-type="float">
            <text:p>656</text:p>
          </table:table-cell>
          <table:table-cell office:value-type="float" office:value="7971" calcext:value-type="float">
            <text:p>7971</text:p>
          </table:table-cell>
          <table:table-cell table:formula="of:=LN([.C33]/[.B33])" office:value-type="float" office:value="2.49740444548383" calcext:value-type="float">
            <text:p>2.4974044455</text:p>
          </table:table-cell>
          <table:table-cell office:value-type="float" office:value="23.43" calcext:value-type="float">
            <text:p>23.43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.49740444548383" calcext:value-type="float">
            <text:p>2.4974044455</text:p>
          </table:table-cell>
          <table:table-cell office:value-type="float" office:value="674" calcext:value-type="float">
            <text:p>674</text:p>
          </table:table-cell>
          <table:table-cell table:number-columns-repeated="11"/>
        </table:table-row>
        <table:table-row table:style-name="ro1">
          <table:table-cell table:style-name="ce2" office:value-type="time" office:time-value="PT12H42M00S" calcext:value-type="time">
            <text:p>12:42:00 PM</text:p>
          </table:table-cell>
          <table:table-cell office:value-type="float" office:value="670" calcext:value-type="float">
            <text:p>670</text:p>
          </table:table-cell>
          <table:table-cell office:value-type="float" office:value="8172" calcext:value-type="float">
            <text:p>8172</text:p>
          </table:table-cell>
          <table:table-cell table:formula="of:=LN([.C34]/[.B34])" office:value-type="float" office:value="2.5011912435525" calcext:value-type="float">
            <text:p>2.5011912436</text:p>
          </table:table-cell>
          <table:table-cell office:value-type="float" office:value="23.41" calcext:value-type="float">
            <text:p>23.41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.5011912435525" calcext:value-type="float">
            <text:p>2.5011912436</text:p>
          </table:table-cell>
          <table:table-cell office:value-type="float" office:value="678" calcext:value-type="float">
            <text:p>678</text:p>
          </table:table-cell>
          <table:table-cell table:number-columns-repeated="11"/>
        </table:table-row>
        <table:table-row table:style-name="ro1">
          <table:table-cell table:style-name="ce2" office:value-type="time" office:time-value="PT12H57M00S" calcext:value-type="time">
            <text:p>12:57:00 PM</text:p>
          </table:table-cell>
          <table:table-cell office:value-type="float" office:value="629" calcext:value-type="float">
            <text:p>629</text:p>
          </table:table-cell>
          <table:table-cell office:value-type="float" office:value="8310" calcext:value-type="float">
            <text:p>8310</text:p>
          </table:table-cell>
          <table:table-cell table:formula="of:=LN([.C35]/[.B35])" office:value-type="float" office:value="2.58108363114905" calcext:value-type="float">
            <text:p>2.5810836311</text:p>
          </table:table-cell>
          <table:table-cell office:value-type="float" office:value="23.4" calcext:value-type="float">
            <text:p>23.4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2.58108363114905" calcext:value-type="float">
            <text:p>2.5810836311</text:p>
          </table:table-cell>
          <table:table-cell office:value-type="float" office:value="681" calcext:value-type="float">
            <text:p>681</text:p>
          </table:table-cell>
          <table:table-cell table:number-columns-repeated="11"/>
        </table:table-row>
        <table:table-row table:style-name="ro1">
          <table:table-cell table:style-name="ce2" office:value-type="time" office:time-value="PT13H12M00S" calcext:value-type="time">
            <text:p>01:12:00 PM</text:p>
          </table:table-cell>
          <table:table-cell office:value-type="float" office:value="660" calcext:value-type="float">
            <text:p>660</text:p>
          </table:table-cell>
          <table:table-cell office:value-type="float" office:value="8692" calcext:value-type="float">
            <text:p>8692</text:p>
          </table:table-cell>
          <table:table-cell table:formula="of:=LN([.C36]/[.B36])" office:value-type="float" office:value="2.57791850635585" calcext:value-type="float">
            <text:p>2.5779185064</text:p>
          </table:table-cell>
          <table:table-cell office:value-type="float" office:value="23.39" calcext:value-type="float">
            <text:p>23.39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2.57791850635585" calcext:value-type="float">
            <text:p>2.5779185064</text:p>
          </table:table-cell>
          <table:table-cell office:value-type="float" office:value="685" calcext:value-type="float">
            <text:p>685</text:p>
          </table:table-cell>
          <table:table-cell table:number-columns-repeated="11"/>
        </table:table-row>
        <table:table-row table:style-name="ro1">
          <table:table-cell table:style-name="ce2" office:value-type="time" office:time-value="PT13H27M00S" calcext:value-type="time">
            <text:p>01:27:00 PM</text:p>
          </table:table-cell>
          <table:table-cell table:style-name="ce3" office:value-type="float" office:value="658" calcext:value-type="float">
            <text:p>658</text:p>
          </table:table-cell>
          <table:table-cell office:value-type="float" office:value="8372" calcext:value-type="float">
            <text:p>8372</text:p>
          </table:table-cell>
          <table:table-cell table:formula="of:=LN([.C37]/[.B37])" office:value-type="float" office:value="2.54344315224057" calcext:value-type="float">
            <text:p>2.5434431522</text:p>
          </table:table-cell>
          <table:table-cell office:value-type="float" office:value="23.39" calcext:value-type="float">
            <text:p>23.39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2.54344315224057" calcext:value-type="float">
            <text:p>2.5434431522</text:p>
          </table:table-cell>
          <table:table-cell office:value-type="float" office:value="689" calcext:value-type="float">
            <text:p>689</text:p>
          </table:table-cell>
          <table:table-cell table:number-columns-repeated="11"/>
        </table:table-row>
        <table:table-row table:style-name="ro1">
          <table:table-cell table:style-name="ce2" office:value-type="time" office:time-value="PT13H42M00S" calcext:value-type="time">
            <text:p>01:42:00 PM</text:p>
          </table:table-cell>
          <table:table-cell office:value-type="float" office:value="625" calcext:value-type="float">
            <text:p>625</text:p>
          </table:table-cell>
          <table:table-cell office:value-type="float" office:value="8519" calcext:value-type="float">
            <text:p>8519</text:p>
          </table:table-cell>
          <table:table-cell table:formula="of:=LN([.C38]/[.B38])" office:value-type="float" office:value="2.61230259230644" calcext:value-type="float">
            <text:p>2.6123025923</text:p>
          </table:table-cell>
          <table:table-cell office:value-type="float" office:value="23.39" calcext:value-type="float">
            <text:p>23.39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2.61230259230644" calcext:value-type="float">
            <text:p>2.6123025923</text:p>
          </table:table-cell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1">
          <table:table-cell table:style-name="ce2" office:value-type="time" office:time-value="PT13H57M00S" calcext:value-type="time">
            <text:p>01:57:00 PM</text:p>
          </table:table-cell>
          <table:table-cell office:value-type="float" office:value="642" calcext:value-type="float">
            <text:p>642</text:p>
          </table:table-cell>
          <table:table-cell office:value-type="float" office:value="6844" calcext:value-type="float">
            <text:p>6844</text:p>
          </table:table-cell>
          <table:table-cell table:formula="of:=LN([.C39]/[.B39])" office:value-type="float" office:value="2.36653933132212" calcext:value-type="float">
            <text:p>2.3665393313</text:p>
          </table:table-cell>
          <table:table-cell office:value-type="float" office:value="23.38" calcext:value-type="float">
            <text:p>23.38</text:p>
          </table:table-cell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office:value-type="float" office:value="2.36653933132212" calcext:value-type="float">
            <text:p>2.3665393313</text:p>
          </table:table-cell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table:style-name="ce2" office:value-type="time" office:time-value="PT14H12M00S" calcext:value-type="time">
            <text:p>02:12:00 PM</text:p>
          </table:table-cell>
          <table:table-cell office:value-type="float" office:value="675" calcext:value-type="float">
            <text:p>675</text:p>
          </table:table-cell>
          <table:table-cell office:value-type="float" office:value="7762" calcext:value-type="float">
            <text:p>7762</text:p>
          </table:table-cell>
          <table:table-cell table:formula="of:=LN([.C40]/[.B40])" office:value-type="float" office:value="2.44228262105632" calcext:value-type="float">
            <text:p>2.4422826211</text:p>
          </table:table-cell>
          <table:table-cell office:value-type="float" office:value="23.37" calcext:value-type="float">
            <text:p>23.37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2.44228262105632" calcext:value-type="float">
            <text:p>2.4422826211</text:p>
          </table:table-cell>
          <table:table-cell office:value-type="float" office:value="701" calcext:value-type="float">
            <text:p>701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<text:s/>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09:57:17.831339934</meta:creation-date>
    <dc:date>2015-07-07T15:17:36.617340477</dc:date>
    <meta:editing-duration>PT5H15M22S</meta:editing-duration>
    <meta:editing-cycles>35</meta:editing-cycles>
    <meta:generator>LibreOffice/4.2.8.2$Linux_X86_64 LibreOffice_project/420m0$Build-2</meta:generator>
    <meta:document-statistic meta:table-count="1" meta:cell-count="4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6cm" chart:style-name="ch2">
          <text:p>light </text:p>
        </chart:title>
        <chart:legend chart:legend-position="end" svg:x="13.737cm" svg:y="4.201cm" style:legend-expansion="high" chart:style-name="ch3"/>
        <chart:plot-area chart:style-name="ch4" table:cell-range-address="Sheet1.F24:Sheet1.F40 Sheet1.H24:Sheet1.H40" svg:x="1.331cm" svg:y="1.301cm" svg:width="12.086cm" svg:height="6.538cm">
          <chartooo:coordinate-region svg:x="2.058cm" svg:y="1.5cm" svg:width="11.079cm" svg:height="5.692cm"/>
          <chart:axis chart:dimension="x" chart:name="primary-x" chart:style-name="ch5">
            <chart:title svg:x="6.602cm" svg:y="8.019cm" chart:style-name="ch6">
              <text:p>time (min)</text:p>
            </chart:title>
          </chart:axis>
          <chart:axis chart:dimension="y" chart:name="primary-y" chart:style-name="ch5">
            <chart:title svg:x="0.451cm" svg:y="5.024cm" chart:style-name="ch7">
              <text:p>&lt;PE&gt;</text:p>
            </chart:title>
            <chart:grid chart:style-name="ch8" chart:class="major"/>
          </chart:axis>
          <chart:series chart:style-name="ch9" chart:values-cell-range-address="Sheet1.H24:Sheet1.H40" chart:class="chart:scatter">
            <chart:domain table:cell-range-address="Sheet1.F24:Sheet1.F40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4:Sheet1.F40</svg:desc>
                </draw:g>
              </table:table-cell>
              <table:table-cell office:value-type="float" office:value="1.42060702687677">
                <text:p>1.42060702687677</text:p>
                <draw:g>
                  <svg:desc>Sheet1.H24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.88595981031733">
                <text:p>1.88595981031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03937347508849">
                <text:p>2.03937347508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.01436306372569">
                <text:p>2.01436306372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.79963300984884">
                <text:p>3.79963300984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2.43379656430491">
                <text:p>2.43379656430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.28756677725351">
                <text:p>2.28756677725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2.29510042827507">
                <text:p>2.29510042827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2.3059396751402">
                <text:p>2.3059396751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2.49740444548383">
                <text:p>2.49740444548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2.5011912435525">
                <text:p>2.5011912435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2.58108363114905">
                <text:p>2.58108363114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2.57791850635585">
                <text:p>2.57791850635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2.54344315224057">
                <text:p>2.54344315224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.61230259230644">
                <text:p>2.61230259230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2.36653933132212">
                <text:p>2.36653933132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2.44228262105632">
                <text:p>2.44228262105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FFEEDD0F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61cm" svg:y="0.316cm" chart:style-name="ch2">
          <text:p>&lt;PE&gt;</text:p>
        </chart:title>
        <chart:legend chart:legend-position="end" svg:x="14.24cm" svg:y="3.703cm" style:legend-expansion="high" chart:style-name="ch3"/>
        <chart:plot-area chart:style-name="ch4" table:cell-range-address="Sheet1.D5:Sheet1.E20 Sheet1.B42:Sheet1.D42 Sheet1.J5:Sheet1.J20 Sheet1.O5:Sheet1.O20" chart:data-source-has-labels="row" svg:x="1.331cm" svg:y="1.301cm" svg:width="12.589cm" svg:height="6.538cm">
          <chartooo:coordinate-region svg:x="1.873cm" svg:y="1.501cm" svg:width="11.807cm" svg:height="6.139cm"/>
          <chart:axis chart:dimension="x" chart:name="primary-x" chart:style-name="ch5">
            <chart:title svg:x="7.091cm" svg:y="8.019cm" chart:style-name="ch6">
              <text:p>OV (V)</text:p>
            </chart:title>
          </chart:axis>
          <chart:axis chart:dimension="y" chart:name="primary-y" chart:style-name="ch5">
            <chart:title svg:x="0.451cm" svg:y="5.024cm" chart:style-name="ch7">
              <text:p>&lt;PE&gt;</text:p>
            </chart:title>
            <chart:grid chart:style-name="ch8" chart:class="major"/>
          </chart:axis>
          <chart:series chart:style-name="ch9" chart:values-cell-range-address="Sheet1.E5:Sheet1.E20" chart:label-cell-address="Sheet1.B42:Sheet1.B42" chart:class="chart:scatter">
            <chart:domain table:cell-range-address="Sheet1.D5:Sheet1.D20"/>
            <chart:data-point chart:repeated="16"/>
          </chart:series>
          <chart:series chart:style-name="ch10" chart:values-cell-range-address="Sheet1.J5:Sheet1.J20" chart:label-cell-address="Sheet1.C42:Sheet1.C42" chart:class="chart:scatter">
            <chart:data-point chart:repeated="16"/>
          </chart:series>
          <chart:series chart:style-name="ch11" chart:values-cell-range-address="Sheet1.O5:Sheet1.O20" chart:label-cell-address="Sheet1.D42:Sheet1.D42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un 1</text:p>
                <draw:g>
                  <svg:desc>Sheet1.B42:Sheet1.B42</svg:desc>
                </draw:g>
              </table:table-cell>
              <table:table-cell office:value-type="string">
                <text:p>Run 2</text:p>
                <draw:g>
                  <svg:desc>Sheet1.C42:Sheet1.C42</svg:desc>
                </draw:g>
              </table:table-cell>
              <table:table-cell office:value-type="string">
                <text:p>Run  3</text:p>
                <draw:g>
                  <svg:desc>Sheet1.D42:Sheet1.D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5:Sheet1.D20</svg:desc>
                </draw:g>
              </table:table-cell>
              <table:table-cell office:value-type="float" office:value="-0.0275141026214365">
                <text:p>-0.0275141026214365</text:p>
                <draw:g>
                  <svg:desc>Sheet1.E5:Sheet1.E20</svg:desc>
                </draw:g>
              </table:table-cell>
              <table:table-cell office:value-type="float" office:value="-0.000266880172387302">
                <text:p>-0.000266880172387302</text:p>
                <draw:g>
                  <svg:desc>Sheet1.J5:Sheet1.J20</svg:desc>
                </draw:g>
              </table:table-cell>
              <table:table-cell office:value-type="float" office:value="-0.000467211755536984">
                <text:p>-0.000467211755536984</text:p>
                <draw:g>
                  <svg:desc>Sheet1.O5:Sheet1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0.0292111688058424">
                <text:p>-0.0292111688058424</text:p>
              </table:table-cell>
              <table:table-cell office:value-type="float" office:value="0.40268688574869">
                <text:p>0.40268688574869</text:p>
              </table:table-cell>
              <table:table-cell office:value-type="float" office:value="1.09645822555471">
                <text:p>1.09645822555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485618809732644">
                <text:p>0.485618809732644</text:p>
              </table:table-cell>
              <table:table-cell office:value-type="float" office:value="0.822169034733628">
                <text:p>0.822169034733628</text:p>
              </table:table-cell>
              <table:table-cell office:value-type="float" office:value="1.10130304562503">
                <text:p>1.10130304562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70698652820964">
                <text:p>0.970698652820964</text:p>
              </table:table-cell>
              <table:table-cell office:value-type="float" office:value="1.374527541878">
                <text:p>1.374527541878</text:p>
              </table:table-cell>
              <table:table-cell office:value-type="float" office:value="1.64493765537741">
                <text:p>1.64493765537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57191102126991">
                <text:p>1.57191102126991</text:p>
              </table:table-cell>
              <table:table-cell office:value-type="float" office:value="1.90548158559812">
                <text:p>1.90548158559812</text:p>
              </table:table-cell>
              <table:table-cell office:value-type="float" office:value="2.16754312606416">
                <text:p>2.16754312606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93682895389493">
                <text:p>1.93682895389493</text:p>
              </table:table-cell>
              <table:table-cell office:value-type="float" office:value="2.33097611305464">
                <text:p>2.33097611305464</text:p>
              </table:table-cell>
              <table:table-cell office:value-type="float" office:value="2.50695015807662">
                <text:p>2.50695015807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99400685041724">
                <text:p>1.99400685041724</text:p>
              </table:table-cell>
              <table:table-cell office:value-type="float" office:value="2.52071610248471">
                <text:p>2.52071610248471</text:p>
              </table:table-cell>
              <table:table-cell office:value-type="float" office:value="2.93083154691023">
                <text:p>2.93083154691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.61040207385488">
                <text:p>2.61040207385488</text:p>
              </table:table-cell>
              <table:table-cell office:value-type="float" office:value="2.77455220215588">
                <text:p>2.77455220215588</text:p>
              </table:table-cell>
              <table:table-cell office:value-type="float" office:value="2.54344315224057">
                <text:p>2.54344315224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96033706962153">
                <text:p>2.96033706962153</text:p>
              </table:table-cell>
              <table:table-cell office:value-type="float" office:value="2.93414565070137">
                <text:p>2.93414565070137</text:p>
              </table:table-cell>
              <table:table-cell office:value-type="float" office:value="3.50245111536733">
                <text:p>3.50245111536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16366996276088">
                <text:p>3.16366996276088</text:p>
              </table:table-cell>
              <table:table-cell office:value-type="float" office:value="3.7442223735112">
                <text:p>3.7442223735112</text:p>
              </table:table-cell>
              <table:table-cell office:value-type="float" office:value="4.01875993188844">
                <text:p>4.01875993188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20582398601094">
                <text:p>3.20582398601094</text:p>
              </table:table-cell>
              <table:table-cell office:value-type="float" office:value="4.09180510865351">
                <text:p>4.09180510865351</text:p>
              </table:table-cell>
              <table:table-cell office:value-type="float" office:value="4.01913199162009">
                <text:p>4.01913199162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3.75347948910752">
                <text:p>3.75347948910752</text:p>
              </table:table-cell>
              <table:table-cell office:value-type="float" office:value="4.02465796888978">
                <text:p>4.02465796888978</text:p>
              </table:table-cell>
              <table:table-cell office:value-type="float" office:value="4.54329478227">
                <text:p>4.54329478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3.79963300984884">
                <text:p>3.79963300984884</text:p>
              </table:table-cell>
              <table:table-cell office:value-type="float" office:value="4.82874607626278">
                <text:p>4.82874607626278</text:p>
              </table:table-cell>
              <table:table-cell office:value-type="float" office:value="4.58575210013099">
                <text:p>4.58575210013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64903354556674">
                <text:p>3.64903354556674</text:p>
              </table:table-cell>
              <table:table-cell office:value-type="float" office:value="4.57076140630255">
                <text:p>4.57076140630255</text:p>
              </table:table-cell>
              <table:table-cell office:value-type="float" office:value="4.88962123785843">
                <text:p>4.88962123785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4.56954300834494">
                <text:p>4.56954300834494</text:p>
              </table:table-cell>
              <table:table-cell office:value-type="float" office:value="5.01433215597758">
                <text:p>5.01433215597758</text:p>
              </table:table-cell>
              <table:table-cell office:value-type="float" office:value="4.94723897753746">
                <text:p>4.94723897753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4.81454192031507">
                <text:p>4.81454192031507</text:p>
              </table:table-cell>
              <table:table-cell office:value-type="float" office:value="5.15723876828813">
                <text:p>5.15723876828813</text:p>
              </table:table-cell>
              <table:table-cell office:value-type="float" office:value="5.47485298627495">
                <text:p>5.47485298627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